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EFD7F2BD4649E0EF.png" manifest:media-type="image/png"/>
  <manifest:file-entry manifest:full-path="Pictures/1000020100000280000001E04626FAC8814DBC0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575in" svg:y="-0.1146in" svg:width="5.1744in" svg:height="3.8807in" draw:z-index="0"><draw:image xlink:href="Pictures/1000020100000280000001E04626FAC8814DBC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2783in" svg:y="0.1236in" svg:width="5.1543in" svg:height="3.8654in" draw:z-index="1"><draw:image xlink:href="Pictures/1000020100000280000001E0EFD7F2BD4649E0EF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0:56:49.790233511</meta:creation-date>
    <meta:print-date>2017-09-14T10:59:02.537612958</meta:print-date>
    <dc:date>2017-09-14T11:05:54.586751688</dc:date>
    <meta:editing-duration>PT9M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